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3.709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1.055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7" style:family="table-cell" style:parent-style-name="Default">
      <style:table-cell-properties fo:border="0.06pt solid #000000"/>
      <style:map style:condition="cell-content()=0" style:apply-style-name="Nimetön1" style:base-cell-address="Sheet1.E2"/>
      <style:map style:condition="cell-content()=1" style:apply-style-name="Nimetön2" style:base-cell-address="Sheet1.E2"/>
      <style:map style:condition="cell-content()=2" style:apply-style-name="Nimetön3" style:base-cell-address="Sheet1.E2"/>
    </style:style>
    <style:style style:name="ce3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5"/>
        <table:table-column table:style-name="co2" table:default-cell-style-name="ce16"/>
        <table:table-column table:style-name="co3" table:default-cell-style-name="ce16"/>
        <table:table-column table:style-name="co3" table:default-cell-style-name="ce15"/>
        <table:table-column table:style-name="co4" table:default-cell-style-name="ce17"/>
        <table:table-column table:style-name="co5" table:default-cell-style-name="ce31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4" office:value-type="string" calcext:value-type="string">
            <text:p>prioriteetti</text:p>
          </table:table-cell>
          <table:table-cell table:style-name="ce14" office:value-type="string" calcext:value-type="string">
            <text:p>Kokonaisuus</text:p>
          </table:table-cell>
          <table:table-cell table:style-name="ce14" office:value-type="string" calcext:value-type="string">
            <text:p>tehtävä</text:p>
          </table:table-cell>
          <table:table-cell table:style-name="ce14" office:value-type="string" calcext:value-type="string">
            <text:p>tekijä</text:p>
          </table:table-cell>
          <table:table-cell table:style-name="ce14" office:value-type="string" calcext:value-type="string">
            <text:p>tila</text:p>
          </table:table-cell>
          <table:table-cell table:style-name="ce14" table:number-columns-repeated="2"/>
          <table:table-cell table:style-name="ce15" table:number-columns-repeated="2"/>
          <table:table-cell table:style-name="ce32" office:value-type="string" calcext:value-type="string">
            <text:p>tila</text:p>
          </table:table-cell>
          <table:table-cell table:style-name="ce32" office:value-type="string" calcext:value-type="string">
            <text:p>selitys</text:p>
          </table:table-cell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2];[.J$2:.K$4];2)" office:value-type="string" office:string-value="aloittamatta" calcext:value-type="string">
            <text:p>aloittamatta</text:p>
          </table:table-cell>
          <table:table-cell table:style-name="ce15" table:number-columns-repeated="3"/>
          <table:table-cell table:style-name="ce33" office:value-type="float" office:value="0" calcext:value-type="float">
            <text:p>0</text:p>
          </table:table-cell>
          <table:table-cell table:style-name="ce31" office:value-type="string" calcext:value-type="string">
            <text:p>aloittamatta</text:p>
          </table:table-cell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3];[.J$2:.K$4];2)" office:value-type="string" office:string-value="aloittamatta" calcext:value-type="string">
            <text:p>aloittamatta</text:p>
          </table:table-cell>
          <table:table-cell table:style-name="ce15" table:number-columns-repeated="3"/>
          <table:table-cell table:style-name="ce33" office:value-type="float" office:value="1" calcext:value-type="float">
            <text:p>1</text:p>
          </table:table-cell>
          <table:table-cell table:style-name="ce31" office:value-type="string" calcext:value-type="string">
            <text:p>tekeillä</text:p>
          </table:table-cell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4];[.J$2:.K$4];2)" office:value-type="string" office:string-value="aloittamatta" calcext:value-type="string">
            <text:p>aloittamatta</text:p>
          </table:table-cell>
          <table:table-cell table:style-name="ce15" table:number-columns-repeated="3"/>
          <table:table-cell table:style-name="ce33" office:value-type="float" office:value="2" calcext:value-type="float">
            <text:p>2</text:p>
          </table:table-cell>
          <table:table-cell table:style-name="ce31" office:value-type="string" calcext:value-type="string">
            <text:p>valmis</text:p>
          </table:table-cell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5];[.J$2:.K$4];2)" office:value-type="string" office:string-value="aloittamatta" calcext:value-type="string">
            <text:p>aloittamatta</text:p>
          </table:table-cell>
          <table:table-cell table:style-name="ce15"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6];[.J$2:.K$4];2)" office:value-type="string" office:string-value="aloittamatta" calcext:value-type="string">
            <text:p>aloittamatta</text:p>
          </table:table-cell>
          <table:table-cell table:style-name="ce15"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7];[.J$2:.K$4];2)" office:value-type="string" office:string-value="aloittamatta" calcext:value-type="string">
            <text:p>aloittamatta</text:p>
          </table:table-cell>
          <table:table-cell table:style-name="ce15"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8];[.J$2:.K$4];2)" office:value-type="string" office:string-value="aloittamatta" calcext:value-type="string">
            <text:p>aloittamatta</text:p>
          </table:table-cell>
          <table:table-cell table:style-name="ce15"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9];[.J$2:.K$4];2)" office:value-type="string" office:string-value="aloittamatta" calcext:value-type="string">
            <text:p>aloittamatt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10];[.J$2:.K$4];2)" office:value-type="string" office:string-value="aloittamatta" calcext:value-type="string">
            <text:p>aloittamatt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11];[.J$2:.K$4];2)" office:value-type="string" office:string-value="aloittamatta" calcext:value-type="string">
            <text:p>aloittamatt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12];[.J$2:.K$4];2)" office:value-type="string" office:string-value="aloittamatta" calcext:value-type="string">
            <text:p>aloittamatt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13];[.J$2:.K$4];2)" office:value-type="string" office:string-value="aloittamatta" calcext:value-type="string">
            <text:p>aloittamatt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14];[.J$2:.K$4];2)" office:value-type="string" office:string-value="aloittamatta" calcext:value-type="string">
            <text:p>aloittamatt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15];[.J$2:.K$4];2)" office:value-type="string" office:string-value="aloittamatta" calcext:value-type="string">
            <text:p>aloittamatt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16];[.J$2:.K$4];2)" office:value-type="string" office:string-value="aloittamatta" calcext:value-type="string">
            <text:p>aloittamatt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17];[.J$2:.K$4];2)" office:value-type="string" office:string-value="aloittamatta" calcext:value-type="string">
            <text:p>aloittamatt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18];[.J$2:.K$4];2)" office:value-type="string" office:string-value="aloittamatta" calcext:value-type="string">
            <text:p>aloittamatt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19];[.J$2:.K$4];2)" office:value-type="string" office:string-value="aloittamatta" calcext:value-type="string">
            <text:p>aloittamatt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20];[.J$2:.K$4];2)" office:value-type="string" office:string-value="aloittamatta" calcext:value-type="string">
            <text:p>aloittamatt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21];[.J$2:.K$4];2)" office:value-type="string" office:string-value="aloittamatta" calcext:value-type="string">
            <text:p>aloittamatt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22];[.J$2:.K$4];2)" office:value-type="string" office:string-value="aloittamatta" calcext:value-type="string">
            <text:p>aloittamatt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23];[.J$2:.K$4];2)" office:value-type="string" office:string-value="aloittamatta" calcext:value-type="string">
            <text:p>aloittamatta</text:p>
          </table:table-cell>
          <table:table-cell table:number-columns-repeated="5"/>
        </table:table-row>
        <calcext:conditional-formats>
          <calcext:conditional-format calcext:target-range-address="Sheet1.E2:Sheet1.E23">
            <calcext:condition calcext:apply-style-name="Nimetön1" calcext:value="=0" calcext:base-cell-address="Sheet1.E2"/>
            <calcext:condition calcext:apply-style-name="Nimetön2" calcext:value="=1" calcext:base-cell-address="Sheet1.E2"/>
            <calcext:condition calcext:apply-style-name="Nimetön3" calcext:value="=2" calcext:base-cell-address="Sheet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fi" fo:country="FI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Nimetön1" style:family="table-cell" style:parent-style-name="Default">
      <style:table-cell-properties fo:background-color="#ff3333"/>
      <style:text-properties fo:color="#ff3333"/>
    </style:style>
    <style:style style:name="Nimetön2" style:family="table-cell" style:parent-style-name="Default">
      <style:table-cell-properties fo:background-color="#ffff99"/>
      <style:text-properties fo:color="#ffff99"/>
    </style:style>
    <style:style style:name="Nimetön3" style:family="table-cell" style:parent-style-name="Default">
      <style:table-cell-properties fo:background-color="#99ff66"/>
      <style:text-properties fo:color="#99ff6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.00.0000</text:date>, <text:time style:data-style-name="N2" text:time-value="08:13:23.8275467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03T08:14:53.494258823</dc:date>
    <meta:editing-duration>PT1M29S</meta:editing-duration>
    <meta:editing-cycles>1</meta:editing-cycles>
    <meta:document-statistic meta:table-count="1" meta:cell-count="57" meta:object-count="0"/>
    <meta:generator>LibreOffice/7.2.7.2$Linux_X86_64 LibreOffice_project/20$Build-2</meta:generator>
  </office:meta>
</office:document-meta>
</file>